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34400000251187339F8FDCF88B3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3.476cm" svg:x="1.083cm" svg:y="8.399cm">
          <draw:image xlink:href="Pictures/100000000000034400000251187339F8FDCF88B3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6T16:17:30.852903055</meta:creation-date>
    <dc:date>2018-04-26T16:17:56.529338250</dc:date>
    <meta:editing-duration>PT26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